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c</text:p>
      <text:p text:style-name="Standard">Epic poetry, a long narrative poem celebrating heroic deeds and events significant to a culture or nation<text:line-break/>Epic film, a genre of film defined by the spectacular presentation of human drama on a grandiose scale<text:line-break/>Epic(s) or EPIC(s) may also refer t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3" meta:character-count="250" meta:non-whitespace-character-count="209"/>
    <meta:user-defined meta:name="AppVersion">14.0000</meta:user-defined>
    <meta:template xlink:type="simple" xlink:actuate="onRequest" xlink:title="Normal.dotm" xlink:href=""/>
  </office:meta>
</office:document-meta>
</file>